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Nynor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number-columns-repeated="1020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Nynorsk</text:p>
          </table:table-cell>
          <table:table-cell table:style-name="ce2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table:table-column table:style-name="co5" table:number-columns-repeated="3" table:default-cell-style-name="ce22"/>
        <table:table-column table:style-name="co10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Nynorsk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Nynorsk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Nynorsk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table:table-column table:style-name="co14" table:default-cell-style-name="ce22"/>
        <table:table-column table:style-name="co1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3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Nynorsk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table:table-column table:style-name="co18" table:number-columns-repeated="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Nynorsk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1:50:47.782980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13T11:51:49.704182826</dc:date>
    <meta:editing-duration>PT1H11M51S</meta:editing-duration>
    <meta:editing-cycles>19</meta:editing-cycles>
    <dc:creator>Volker Sorge</dc:creator>
    <meta:document-statistic meta:table-count="7" meta:cell-count="472" meta:object-count="0"/>
  </office:meta>
</office:document-meta>
</file>